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1">
  <office:body>
    <office:text>
      <text:p>FREQUENCIES
	/VARIABLES= age
	/FORMAT=AVALUE NOTABLE
	/STATISTICS=DEFAULT SKEWNESS
	/HISTOGRAM=NONORMAL.</text:p>
      <text:h text:outline-level="2">Statistics</text:h>
      <table:table table:name="TABLE-0">
        <table:table-column table:number-columns-repeated="3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age</text:p>
            </table:table-cell>
          </table:table-row>
        </table:table-header-rows>
        <table:table-row>
          <table:table-cell office:value-type="string" table:number-rows-spanned="2">
            <text:p text:style-name="Table_20_Heading">N</text:p>
          </table:table-cell>
          <table:table-cell office:value-type="string">
            <text:p text:style-name="Table_20_Heading">Valid</text:p>
          </table:table-cell>
          <table:table-cell office:value-type="string">
            <text:p text:style-name="Table_20_Contents">1500</text:p>
          </table:table-cell>
        </table:table-row>
        <table:table-row>
          <table:covered-table-cell/>
          <table:table-cell office:value-type="string">
            <text:p text:style-name="Table_20_Heading">Missing</text:p>
          </table:table-cell>
          <table:table-cell office:value-type="string">
            <text:p text:style-name="Table_20_Contents">0</text:p>
          </table:table-cell>
        </table:table-row>
        <table:table-row>
          <table:table-cell office:value-type="string" table:number-columns-spanned="2">
            <text:p text:style-name="Table_20_Heading">Mean</text:p>
          </table:table-cell>
          <table:covered-table-cell/>
          <table:table-cell office:value-type="string">
            <text:p text:style-name="Table_20_Contents">43.83</text:p>
          </table:table-cell>
        </table:table-row>
        <table:table-row>
          <table:table-cell office:value-type="string" table:number-columns-spanned="2">
            <text:p text:style-name="Table_20_Heading">Std Dev</text:p>
          </table:table-cell>
          <table:covered-table-cell/>
          <table:table-cell office:value-type="string">
            <text:p text:style-name="Table_20_Contents">14.97</text:p>
          </table:table-cell>
        </table:table-row>
        <table:table-row>
          <table:table-cell office:value-type="string" table:number-columns-spanned="2">
            <text:p text:style-name="Table_20_Heading">Skewness</text:p>
          </table:table-cell>
          <table:covered-table-cell/>
          <table:table-cell office:value-type="string">
            <text:p text:style-name="Table_20_Contents">-.05</text:p>
          </table:table-cell>
        </table:table-row>
        <table:table-row>
          <table:table-cell office:value-type="string" table:number-columns-spanned="2">
            <text:p text:style-name="Table_20_Heading">Minimum</text:p>
          </table:table-cell>
          <table:covered-table-cell/>
          <table:table-cell office:value-type="string">
            <text:p text:style-name="Table_20_Contents">18</text:p>
          </table:table-cell>
        </table:table-row>
        <table:table-row>
          <table:table-cell office:value-type="string" table:number-columns-spanned="2">
            <text:p text:style-name="Table_20_Heading">Maximum</text:p>
          </table:table-cell>
          <table:covered-table-cell/>
          <table:table-cell office:value-type="string">
            <text:p text:style-name="Table_20_Contents">69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1">
  <office:styles>
    <style:style style:name="Standard" style:family="paragraph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text-properties fo:font-weight="bold" style:font-weight-asian="bold" style:font-weight-complex="bold"/>
    </style:style>
    <style:style style:name="superscript" style:family="text">
      <style:text-properties style:text-position="super 58%"/>
    </style:style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office:version="1.1">
  <office:meta>
    <meta:generator>GNU pspp 1.6.2-g78a33a</meta:generator>
    <meta:creation-date>2025-01-10T09:37:31</meta:creation-date>
    <dc:date>2025-01-10T09:37:31</dc:date>
  </office:meta>
</office:document-meta>
</file>